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Übung Netzwerktechnik</text:span><text:line-break/><text:line-break/>Lesen Sie im Buch die Seiten 401 – 413. Achten Sie dabei auf die Wichtung der Themen für die Prüfung und wo Sie viele (und einfache) Punkte holen können. <text:line-break/><text:line-break/>Was ist das DoD-Modell?<text:line-break/><text:line-break/>Wichtige Port-nummern, besonders aus den 1024 „Well Known Ports“<text:line-break/><text:line-break/>Auf welchen Ports lauscht Ihr System?<text:line-break/><text:line-break/>Wie stellt man eine Subnetzmaske wie 255.255.255.0 in CIDR dar?<text:line-break/><text:line-break/>Was steht in der Datei /etc/services?<text:line-break/><text:line-break/>Wie lang (in Bits) ist eine Ipv4 bzw eine Ipv6-Adresse?<text:line-break/><text:line-break/>Was ist und was macht arp? <text:line-break/><text:line-break/>Was ist und was macht ICMP? <text:line-break/><text:line-break/>Was ist eine Broadcastadresse, was ein Standardgateway?<text:line-break/><text:line-break/>Womit beginnt eine Link-lokale-Unicast-Adresse, womit eine Unique-lokale-Unicast-Adres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6T07:27:51.34</meta:creation-date>
    <dc:date>2019-08-26T09:08:32.46</dc:date>
    <meta:editing-duration>PT1H39M12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1" meta:word-count="102" meta:character-count="675"/>
  </office:meta>
</office:document-meta>
</file>